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Naskh Arabic" svg:font-family="'Noto Naskh Arabic'"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98.44mm" fo:margin-left="-13.97mm" table:align="left" style:writing-mode="rl-tb"/>
    </style:style>
    <style:style style:name="Table1.A" style:family="table-column">
      <style:table-column-properties style:column-width="156.37mm"/>
    </style:style>
    <style:style style:name="Table1.B" style:family="table-column">
      <style:table-column-properties style:column-width="42.07mm"/>
    </style:style>
    <style:style style:name="Table1.A1" style:family="table-cell">
      <style:table-cell-properties fo:padding="0mm" fo:border="none"/>
    </style:style>
    <style:style style:name="Table1.A2" style:family="table-cell">
      <style:table-cell-properties fo:padding-left="5.01mm" fo:padding-right="0mm" fo:padding-top="0mm" fo:padding-bottom="0mm" fo:border="none"/>
    </style:style>
    <style:style style:name="Table1.B2" style:family="table-cell">
      <style:table-cell-properties fo:padding="0.49mm" fo:border="1.5pt solid #000000"/>
    </style:style>
    <style:style style:name="Table1.3" style:family="table-row">
      <style:table-row-properties style:min-row-height="196.55mm"/>
    </style:style>
    <style:style style:name="Table2" style:family="table">
      <style:table-properties style:width="152.4mm" fo:margin-left="-1.04mm" table:align="left"/>
    </style:style>
    <style:style style:name="Table2.A" style:family="table-column">
      <style:table-column-properties style:column-width="75.67mm"/>
    </style:style>
    <style:style style:name="Table2.B" style:family="table-column">
      <style:table-column-properties style:column-width="76.73mm"/>
    </style:style>
    <style:style style:name="Table2.A1" style:family="table-cell">
      <style:table-cell-properties fo:padding="0.97mm" fo:border-left="0.5pt solid #000000" fo:border-right="none" fo:border-top="0.5pt solid #000000" fo:border-bottom="0.5pt solid #000000"/>
    </style:style>
    <style:style style:name="Table2.B1" style:family="table-cell">
      <style:table-cell-properties fo:padding="0.97mm" fo:border="0.5pt solid #000000"/>
    </style:style>
    <style:style style:name="Table2.A2" style:family="table-cell">
      <style:table-cell-properties fo:padding="0.97mm" fo:border-left="0.5pt solid #000000" fo:border-right="none" fo:border-top="none" fo:border-bottom="0.5pt solid #000000"/>
    </style:style>
    <style:style style:name="Table2.B2" style:family="table-cell">
      <style:table-cell-properties fo:padding="0.97mm" fo:border-left="0.5pt solid #000000" fo:border-right="0.5pt solid #000000" fo:border-top="none" fo:border-bottom="0.5pt solid #000000"/>
    </style:style>
    <style:style style:name="Table2" style:family="table">
      <style:table-properties style:width="152.4mm" fo:margin-left="-1.04mm" table:align="left"/>
    </style:style>
    <style:style style:name="Table2.A" style:family="table-column">
      <style:table-column-properties style:column-width="75.67mm"/>
    </style:style>
    <style:style style:name="Table2.B" style:family="table-column">
      <style:table-column-properties style:column-width="76.73mm"/>
    </style:style>
    <style:style style:name="Table2.A1" style:family="table-cell">
      <style:table-cell-properties fo:padding="0.97mm" fo:border-left="0.5pt solid #000000" fo:border-right="none" fo:border-top="0.5pt solid #000000" fo:border-bottom="0.5pt solid #000000"/>
    </style:style>
    <style:style style:name="Table2.B1" style:family="table-cell">
      <style:table-cell-properties fo:padding="0.97mm" fo:border="0.5pt solid #000000"/>
    </style:style>
    <style:style style:name="Table2.A2" style:family="table-cell">
      <style:table-cell-properties fo:padding="0.97mm" fo:border-left="0.5pt solid #000000" fo:border-right="none" fo:border-top="none" fo:border-bottom="0.5pt solid #000000"/>
    </style:style>
    <style:style style:name="Table2.B2" style:family="table-cell">
      <style:table-cell-properties fo:padding="0.97mm" fo:border-left="0.5pt solid #000000" fo:border-right="0.5pt solid #000000" fo:border-top="none" fo:border-bottom="0.5pt solid #000000"/>
    </style:style>
    <style:style style:name="P1" style:family="paragraph" style:parent-style-name="Table_20_Contents">
      <loext:graphic-properties draw:fill="none"/>
      <style:paragraph-properties fo:margin-left="0mm" fo:margin-right="0mm" fo:text-align="center" style:justify-single-word="false" fo:orphans="0" fo:widows="0" fo:text-indent="0.25mm" style:auto-text-indent="false" fo:background-color="transparent" text:number-lines="false" text:line-number="0"/>
      <style:text-properties fo:font-size="14pt" fo:font-weight="bold" officeooo:rsid="00258d8e" officeooo:paragraph-rsid="00258d8e" style:font-size-asian="12pt" style:font-style-asian="normal" style:font-weight-asian="bold" style:font-name-complex="Noto Naskh Arabic" style:font-size-complex="12pt" style:font-style-complex="normal" style:font-weight-complex="bold" style:text-overline-style="none" style:text-overline-color="font-color"/>
    </style:style>
    <style:style style:name="P2" style:family="paragraph" style:parent-style-name="Table_20_Contents">
      <loext:graphic-properties draw:fill="none"/>
      <style:paragraph-properties fo:margin-left="0mm" fo:margin-right="0mm" fo:text-align="center" style:justify-single-word="false" fo:orphans="0" fo:widows="0" fo:text-indent="0.25mm" style:auto-text-indent="false" fo:background-color="transparent" text:number-lines="false" text:line-number="0"/>
      <style:text-properties fo:font-size="14pt" style:text-underline-style="solid" style:text-underline-width="auto" style:text-underline-color="font-color" fo:font-weight="bold" officeooo:rsid="001f41a7" officeooo:paragraph-rsid="001f41a7" style:font-size-asian="14pt" style:font-style-asian="normal" style:font-weight-asian="bold" style:font-name-complex="Noto Naskh Arabic" style:font-size-complex="14pt" style:font-style-complex="normal" style:font-weight-complex="bold" style:text-overline-style="none" style:text-overline-color="font-color"/>
    </style:style>
    <style:style style:name="P3" style:family="paragraph" style:parent-style-name="Table_20_Contents">
      <style:paragraph-properties fo:text-align="justify" style:justify-single-word="false"/>
      <style:text-properties fo:font-size="11pt" officeooo:rsid="0021fcf8" officeooo:paragraph-rsid="0021fcf8" style:font-size-asian="12pt" style:font-style-asian="normal" style:font-weight-asian="normal" style:font-name-complex="Noto Naskh Arabic" style:font-size-complex="12pt" style:font-style-complex="normal" style:font-weight-complex="normal" style:text-overline-style="none" style:text-overline-color="font-color"/>
    </style:style>
    <style:style style:name="P4" style:family="paragraph" style:parent-style-name="Table_20_Contents">
      <style:paragraph-properties fo:text-align="end" style:justify-single-word="false"/>
      <style:text-properties fo:font-size="11pt" officeooo:rsid="002ca81a" officeooo:paragraph-rsid="002ca81a" style:font-size-asian="12pt" style:font-style-asian="normal" style:font-weight-asian="normal" style:font-name-complex="Noto Naskh Arabic" style:font-size-complex="12pt" style:font-style-complex="normal" style:font-weight-complex="normal" style:text-overline-style="none" style:text-overline-color="font-color"/>
    </style:style>
    <style:style style:name="P5" style:family="paragraph" style:parent-style-name="Table_20_Contents">
      <style:paragraph-properties fo:text-align="end" style:justify-single-word="false"/>
      <style:text-properties fo:font-size="11pt" fo:font-weight="bold" officeooo:rsid="002adce8" officeooo:paragraph-rsid="002adce8" style:font-size-asian="12pt" style:font-style-asian="normal" style:font-weight-asian="bold" style:font-name-complex="Noto Naskh Arabic" style:font-size-complex="12pt" style:font-style-complex="normal" style:font-weight-complex="bold" style:text-overline-style="none" style:text-overline-color="font-color"/>
    </style:style>
    <style:style style:name="P6" style:family="paragraph" style:parent-style-name="Table_20_Contents">
      <style:paragraph-properties fo:text-align="end" style:justify-single-word="false"/>
      <style:text-properties fo:font-size="13pt" fo:font-weight="bold" officeooo:rsid="0020c975" officeooo:paragraph-rsid="0020c975" style:font-size-asian="12pt" style:font-style-asian="normal" style:font-weight-asian="normal" style:font-name-complex="Noto Naskh Arabic" style:font-size-complex="12pt" style:font-style-complex="normal" style:font-weight-complex="normal" style:text-overline-style="none" style:text-overline-color="font-color"/>
    </style:style>
    <style:style style:name="P7" style:family="paragraph" style:parent-style-name="Table_20_Contents">
      <loext:graphic-properties draw:fill="none"/>
      <style:paragraph-properties fo:margin-left="0mm" fo:margin-right="0mm" fo:text-align="center" style:justify-single-word="false" fo:orphans="0" fo:widows="0" fo:text-indent="0.25mm" style:auto-text-indent="false" fo:background-color="transparent" text:number-lines="false" text:line-number="0"/>
      <style:text-properties officeooo:rsid="001f41a7" officeooo:paragraph-rsid="001f41a7" style:font-size-asian="12pt" style:font-style-asian="normal" style:font-weight-asian="bold" style:font-name-complex="Noto Naskh Arabic" style:font-size-complex="12pt" style:font-style-complex="normal" style:font-weight-complex="bold" style:text-overline-style="none" style:text-overline-color="font-color"/>
    </style:style>
    <style:style style:name="P8" style:family="paragraph" style:parent-style-name="Table_20_Contents">
      <style:paragraph-properties fo:text-align="end" style:justify-single-word="false" style:writing-mode="rl-tb"/>
      <style:text-properties officeooo:rsid="001f41a7" officeooo:paragraph-rsid="001f41a7" style:font-size-asian="12pt" style:font-style-asian="normal" style:font-weight-asian="normal" style:font-name-complex="Noto Naskh Arabic" style:font-size-complex="12pt" style:font-style-complex="normal" style:font-weight-complex="normal" style:text-overline-style="none" style:text-overline-color="font-color"/>
    </style:style>
    <style:style style:name="P9" style:family="paragraph" style:parent-style-name="Table_20_Contents">
      <style:paragraph-properties fo:text-align="end" style:justify-single-word="false" style:writing-mode="rl-tb"/>
      <style:text-properties officeooo:rsid="002053c7" officeooo:paragraph-rsid="002053c7" style:font-size-asian="12pt" style:font-style-asian="normal" style:font-weight-asian="normal" style:font-name-complex="Noto Naskh Arabic"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officeooo:rsid="0020c975" officeooo:paragraph-rsid="0020c975" style:font-size-asian="12pt" style:font-style-asian="normal" style:font-weight-asian="normal" style:font-name-complex="Noto Naskh Arabic" style:font-size-complex="12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officeooo:rsid="0020c975" officeooo:paragraph-rsid="002637b2" style:font-size-asian="12pt" style:font-style-asian="normal" style:font-weight-asian="normal" style:font-name-complex="Noto Naskh Arabic" style:font-size-complex="12pt" style:font-style-complex="normal" style:font-weight-complex="normal" style:text-overline-style="none" style:text-overline-color="font-color"/>
    </style:style>
    <style:style style:name="P12" style:family="paragraph" style:parent-style-name="Table_20_Contents">
      <style:paragraph-properties fo:text-align="end" style:justify-single-word="false"/>
      <style:text-properties officeooo:rsid="0020c975" officeooo:paragraph-rsid="0020c975" style:font-size-asian="12pt" style:font-style-asian="normal" style:font-weight-asian="normal" style:font-name-complex="Noto Naskh Arabic" style:font-size-complex="12pt" style:font-style-complex="normal" style:font-weight-complex="normal" style:text-overline-style="none" style:text-overline-color="font-color"/>
    </style:style>
    <style:style style:name="P13" style:family="paragraph" style:parent-style-name="Table_20_Contents">
      <style:paragraph-properties fo:text-align="end" style:justify-single-word="false" style:writing-mode="rl-tb"/>
      <style:text-properties officeooo:rsid="00212716" officeooo:paragraph-rsid="00212716" style:font-size-asian="12pt" style:font-style-asian="normal" style:font-weight-asian="normal" style:font-name-complex="Noto Naskh Arabic" style:font-size-complex="12pt" style:font-style-complex="normal" style:font-weight-complex="normal" style:text-overline-style="none" style:text-overline-color="font-color"/>
    </style:style>
    <style:style style:name="P14" style:family="paragraph" style:parent-style-name="Table_20_Contents">
      <style:paragraph-properties fo:text-align="end" style:justify-single-word="false"/>
      <style:text-properties officeooo:rsid="00212716" officeooo:paragraph-rsid="00212716" style:font-size-asian="12pt" style:font-style-asian="normal" style:font-weight-asian="normal" style:font-name-complex="Noto Naskh Arabic"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style:font-size-asian="12pt" style:font-style-asian="normal" style:font-weight-asian="normal" style:font-name-complex="Noto Naskh Arabic" style:font-size-complex="12pt" style:font-style-complex="normal" style:font-weight-complex="normal" style:text-overline-style="none" style:text-overline-color="font-color"/>
    </style:style>
    <style:style style:name="P16" style:family="paragraph" style:parent-style-name="Table_20_Contents">
      <loext:graphic-properties draw:fill="none"/>
      <style:paragraph-properties fo:margin-left="0mm" fo:margin-right="0mm" fo:text-align="center" style:justify-single-word="false" fo:orphans="0" fo:widows="0" fo:text-indent="0.25mm" style:auto-text-indent="false" fo:background-color="transparent" text:number-lines="false" text:line-number="0"/>
      <style:text-properties fo:font-weight="bold" officeooo:rsid="001f41a7" officeooo:paragraph-rsid="00258d8e" style:font-size-asian="12pt" style:font-style-asian="normal" style:font-weight-asian="bold" style:font-name-complex="Noto Naskh Arabic" style:font-size-complex="12pt" style:font-style-complex="normal" style:font-weight-complex="bold" style:text-overline-style="none" style:text-overline-color="font-color"/>
    </style:style>
    <style:style style:name="P17" style:family="paragraph" style:parent-style-name="Table_20_Contents">
      <style:paragraph-properties fo:text-align="center" style:justify-single-word="false"/>
      <style:text-properties fo:font-weight="bold" officeooo:rsid="00212716" officeooo:paragraph-rsid="00212716" style:font-size-asian="12pt" style:font-style-asian="normal" style:font-weight-asian="normal" style:font-name-complex="Noto Naskh Arabic" style:font-size-complex="12pt" style:font-style-complex="normal" style:font-weight-complex="normal" style:text-overline-style="none" style:text-overline-color="font-color"/>
    </style:style>
    <style:style style:name="P18" style:family="paragraph" style:parent-style-name="Standard">
      <loext:graphic-properties draw:fill-gradient-name="gradient" draw:fill-hatch-name="hatch"/>
      <style:paragraph-properties fo:text-align="end" style:justify-single-word="false" style:writing-mode="rl-tb"/>
    </style:style>
    <style:style style:name="P19" style:family="paragraph">
      <loext:graphic-properties draw:fill-color="#000000"/>
      <style:paragraph-properties fo:text-align="center"/>
    </style:style>
    <style:style style:name="T1" style:family="text">
      <style:text-properties officeooo:rsid="00212716"/>
    </style:style>
    <style:style style:name="T2" style:family="text">
      <style:text-properties officeooo:rsid="0023c780"/>
    </style:style>
    <style:style style:name="T3" style:family="text">
      <style:text-properties officeooo:rsid="0024996f"/>
    </style:style>
    <style:style style:name="T4" style:family="text">
      <style:text-properties officeooo:rsid="00258d8e"/>
    </style:style>
    <style:style style:name="T5" style:family="text">
      <style:text-properties officeooo:rsid="002637b2"/>
    </style:style>
    <style:style style:name="T6" style:family="text">
      <style:text-properties officeooo:rsid="002ca81a"/>
    </style:style>
    <style:style style:name="T7" style:family="text">
      <style:text-properties officeooo:rsid="002d38ba"/>
    </style:style>
    <style:style style:name="T8" style:family="text">
      <style:text-properties fo:font-weight="bold" style:font-weight-asian="bold" style:font-weight-complex="bold"/>
    </style:style>
    <style:style style:name="T9" style:family="text">
      <style:text-properties style:font-weight-asian="bold" style:font-weight-complex="bold"/>
    </style:style>
    <style:style style:name="T10" style:family="text">
      <style:text-properties officeooo:rsid="003d68b1"/>
    </style:style>
    <style:style style:name="T11" style:family="text">
      <style:text-properties officeooo:rsid="0042ee7b"/>
    </style:style>
    <style:style style:name="gr1" style:family="graphic">
      <style:graphic-properties svg:stroke-width="0.49mm" draw:marker-start-width="4.27mm" draw:marker-end-width="4.27mm" draw:fill-color="#000000"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10109" number:language="ar" number:country="EG" number:transliteration-format="١" number:transliteration-language="ar" number:transliteration-country="EG" number:transliteration-style="short">
      <number:year number:style="long"/>
      <number:text>/</number:text>
      <number:month number:style="long"/>
      <number:text>/</number:text>
      <number:day number:style="long"/>
    </number:date-style>
  </office:automatic-styles>
  <office:body>
    <office:text>
      <text:variable-decls>
        <text:variable-decl office:value-type="float" text:name="writtenDate"/>
        <text:variable-decl office:value-type="string" text:name="FullName"/>
        <text:variable-decl office:value-type="string" text:name="Religion"/>
        <text:variable-decl office:value-type="string" text:name="Address"/>
        <text:variable-decl office:value-type="float" text:name="National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table:number-columns-spanned="2" office:value-type="string">
            <text:p text:style-name="P1">جمهورية مصر العربية</text:p>
            <text:p text:style-name="P16">وزارة العدل</text:p>
            <text:p text:style-name="P7">مصلحة الشهر العقاري والتوثيق</text:p>
            <text:p text:style-name="P2">توكيل رسمي عام في القضايا</text:p>
          </table:table-cell>
          <table:covered-table-cell/>
        </table:table-row>
        <table:table-row>
          <table:table-cell table:style-name="Table1.A2" office:value-type="string">
            <text:p text:style-name="P8">إنه في يوم<text:date style:data-style-name="N10113" text:date-value="2024-03-29T17:53:40.699728839">الجمعة 29 من مارس عام 2024</text:date> <text:s/>الموافق <text:date style:data-style-name="N10109" text:date-value="2024-03-29T17:53:40.699800504">٢٠٢٤/٠٣/٢٩</text:date></text:p>
            <text:p text:style-name="P9">مكتب توثيق: كفرصقر في تمام الساعة: ………………….</text:p>
            <text:p text:style-name="P9">أمامنا نحن: …………………………………………… موثق العقود بالمكتب المذكور</text:p>
          </table:table-cell>
          <table:table-cell table:style-name="Table1.B2" office:value-type="string">
            <text:p text:style-name="P6"><text:span text:style-name="T9"><text:s/>رقم</text:span>:</text:p>
            <text:p text:style-name="P6"><text:s/><text:span text:style-name="T9">حرف</text:span>:</text:p>
            <text:p text:style-name="P6"><text:span text:style-name="T9"><text:s/>لسنة</text:span> &lt;2023&gt;</text:p>
          </table:table-cell>
        </table:table-row>
        <table:table-row table:style-name="Table1.3">
          <table:table-cell table:style-name="Table1.A2" office:value-type="string">
            <text:p text:style-name="P10">حضر</text:p>
            <text:p text:style-name="P11"><text:variable-set text:name="FullName" office:value-type="string">اسم الموكل رباعيا كاملا</text:variable-set><text:s/>- <text:variable-set text:name="Religion" office:value-type="string">الديانة</text:variable-set>- مصري، والمقيم في <text:variable-set text:name="Address" office:value-type="string">عنوان الموكل من واقع البطاقة الشخصية</text:variable-set></text:p>
            <text:p text:style-name="P11"><text:s/>رقم قومي <text:variable-set text:name="NationalID" text:formula="ooow:20000001155555" office:value-type="float" office:value="20000001155555" style:data-style-name="N10111">٢٠٠٠٠٠٠١١٥٥٥٥٥</text:variable-set><text:s/>تاريخ الإصدار<text:span text:style-name="T10">11 / 2020</text:span></text:p>
            <text:p text:style-name="P10">المهنة / حاصل على بكالوريوس مجاري</text:p>
            <text:p text:style-name="P10">وقرر توكيل <text:span text:style-name="T1">كل من:</text:span></text:p>
            <table:table table:name="Table2" table:style-name="Table2">
              <table:table-column table:style-name="Table2.A"/>
              <table:table-column table:style-name="Table2.B"/>
              <table:table-row>
                <table:table-cell table:style-name="Table2.A1" office:value-type="string">
                  <text:p text:style-name="P13">أ/علوان الدهشوري عسران <text:span text:style-name="T7">،</text:span>ر.ق: 2801102<text:span text:style-name="T11">99</text:span>05597</text:p>
                </table:table-cell>
                <table:table-cell table:style-name="Table2.B1" office:value-type="string">
                  <text:p text:style-name="P14">أ/سميح ناجي خلة<text:span text:style-name="T7">، ر.ق</text:span> 29012081211235</text:p>
                </table:table-cell>
              </table:table-row>
              <table:table-row>
                <table:table-cell table:style-name="Table2.A2" office:value-type="string">
                  <text:p text:style-name="P14">أ/زينب محسن عبدربه<text:span text:style-name="T7">، ر.ق</text:span>: 2970503<text:span text:style-name="T11">99</text:span>14148</text:p>
                </table:table-cell>
                <table:table-cell table:style-name="Table2.B2" office:value-type="string">
                  <text:p text:style-name="P14">أ/فاروق زين العابدين الحصاد<text:span text:style-name="T7">، ر.ق</text:span>: 2890102<text:span text:style-name="T11">9</text:span>278901</text:p>
                </table:table-cell>
              </table:table-row>
              <table:table-row>
                <table:table-cell table:style-name="Table2.A2" office:value-type="string">
                  <text:p text:style-name="P15"/>
                </table:table-cell>
                <table:table-cell table:style-name="Table2.B2" office:value-type="string">
                  <text:p text:style-name="P15"/>
                </table:table-cell>
              </table:table-row>
            </table:table>
            <text:p text:style-name="P17">المحامين مجتمعين أو منفردين</text:p>
            <text:p text:style-name="P3">وذلك في جميع القضايا التي ترفع مني أو علي أمام جميع المحاكم على اختلاف أنواعها ودرجاتها وفي المرافعة والمدافعة وتسلم جميع الأحكام وفي تنفيذها وفي تقديم الأوراق لقلم المحضرين، وتسلمها، وفي التصالح الإقرار والإنكار والإبراء والطعن بالتزوير، وطلب حلف اليمين الحاسمة وردها وقبولها والطعن في تقارير الخبراء والمحكمين وردهم واستبدالهم وفي طلب تعيين الخبراء والحضور أمام المحاكم الجزئية بكافة أنواعها<text:span text:style-name="T2">من قضايا وخلافه والمحاكم الحسبية والأحوال الشخصية</text:span><text:span text:style-name="T5">(الأسرة)</text:span><text:span text:style-name="T2"> وفي التقرير بعمل المعارضات والالتماسات والاستشكالات والاستئناف في القضايا المدنية والجنائية للأحوال الشخصية وفي التقرير بالنقض في الأحكام وتقديم المذكرات وفي اتخاذ جميع ما تقتضيه إجراءات التقاضي وفي الحضور أمام الجهات الإدارية أيا كانت والمصالح الحكومية ومكاتب الشهر العقاري ومأمورياتها </text:span><text:span text:style-name="T3">وفي تقديم الطلبات والتوقيع عليها وعلى الإلتماسات والمذكرات وتسلم الأوراق والمستندات، وفي الحضور أمام مصلحة الضرائب ومأمورياتها</text:span><text:span text:style-name="T2"> ولجان الطعن والتصالح الضريبي </text:span><text:span text:style-name="T3">وتقديم المذكرات وتسلم صور التقارير والتقديرات والمناقشة فيها وقبول ما يرى قبوله ورفض ما يرى رفضه وفي تقديم الرسوم والأمانات للمحاكم وتسويتها </text:span><text:span text:style-name="T4">وتسلم وتسليم الأوراق والأوامر والمستندات والعقود العرفية والرسمية من وإلى قلم المحاكم والهيئات والجهات الإدارية والتوقيع نيابة عني بالتسليم في كل ما ذكر وفي التقرير بفقدان القسائم وفي التقرير والتوقيع على محاضر المخالفات أمام محكمة القضاء الإداري(مجلس الدولة) والتوقيع على محاضر المخالفات، وتوكيل الغير بما لا يزيدعما ذكر في هذا التوكيل وبما ذكر تحرر هذا التوكيل وتم التوقيع عليه من الموكل بعد تلاوته عليه.</text:span></text:p>
            <text:p text:style-name="P5">الموكل <text:s text:c="130"/><text:span text:style-name="T6">الموثق</text:span></text:p>
            <text:p text:style-name="P4"><text:s text:c="71"/><text:span text:style-name="T8">المستلم</text:span></text:p>
          </table:table-cell>
          <table:table-cell table:style-name="Table1.B2" office:value-type="string">
            <text:p text:style-name="P10">مكتب توثيق كفرصقر</text:p>
            <text:p text:style-name="P12"><text:s/>مقرر:</text:p>
            <text:p text:style-name="P12"><text:s/>دمغة محاماة:</text:p>
            <text:p text:style-name="P12"><text:s/>حفظ:</text:p>
            <text:p text:style-name="P12"><text:s/>تنمية:</text:p>
            <text:p text:style-name="P12"><text:s/>محاكم:</text:p>
            <text:p text:style-name="P12"><text:s/>ضريبة نوعية:</text:p>
            <text:p text:style-name="P12"><text:s/>تصوير:</text:p>
            <text:p text:style-name="P12"/>
            <text:p text:style-name="P12"><draw:line text:anchor-type="paragraph" draw:z-index="0" draw:name="Line 1" draw:style-name="gr1" draw:text-style-name="P19" svg:x1="0.55mm" svg:y1="0.18mm" svg:x2="41.68mm" svg:y2="0.22mm"><text:p/></draw:line></text:p>
            <text:p text:style-name="P12"><text:s/>تورد الرسم وقدره:</text:p>
            <text:p text:style-name="P12"/>
            <text:p text:style-name="P12"/>
            <text:p text:style-name="P12"><text:s/>بالإيصال رقم:</text:p>
            <text:p text:style-name="P12"/>
            <text:p text:style-name="P12"/>
            <text:p text:style-name="P12"/>
            <text:p text:style-name="P12"><text:s/>في يوم <text:s text:c="4"/>/ <text:s text:c="4"/>/ <text:s text:c="3"/></text:p>
            <text:p text:style-name="P12"/>
            <text:p text:style-name="P12"/>
          </table:table-cell>
        </table:table-row>
      </table:table>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Naskh Arabic" svg:font-family="'Noto Naskh Arabic'"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IQ"/>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IQ"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1"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Noto Sans Arabic" style:font-family-complex="'Noto Sans Arabic'"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Arabic" style:font-family-complex="'Noto Sans Arab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Arabic" style:font-family-complex="'Noto Sans Arabic'"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6.5mm" style:type="center"/>
          <style:tab-stop style:position="173.02mm" style:type="right"/>
        </style:tab-stops>
      </style:paragraph-properties>
    </style:style>
    <style:style style:name="Footer" style:family="paragraph" style:parent-style-name="Header_20_and_20_Footer" style:class="extra">
      <style:paragraph-properties text:number-lines="false" text:line-number="0">
        <style:tab-stops>
          <style:tab-stop style:position="86.5mm" style:type="center"/>
          <style:tab-stop style:position="173.02mm" style:type="right"/>
        </style:tab-stops>
      </style:paragraph-properties>
    </style:style>
    <style:style style:name="Header" style:family="paragraph" style:parent-style-name="Header_20_and_20_Footer" style:class="extra">
      <style:paragraph-properties text:number-lines="false" text:line-number="0">
        <style:tab-stops>
          <style:tab-stop style:position="86.5mm" style:type="center"/>
          <style:tab-stop style:position="173.02m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currency-style style:name="N136P0" style:volatile="true">
      <number:currency-symbol number:language="en" number:country="US">$</number:currency-symbol>
      <number:number number:decimal-places="2" number:min-decimal-places="2" number:min-integer-digits="1" number:grouping="true"/>
    </number:currency-style>
    <number:currency-style style:name="N136">
      <number:text>-</number:text>
      <number:currency-symbol number:language="en" number:country="US">$</number:currency-symbol>
      <number:number number:decimal-places="2" number:min-decimal-places="2" number:min-integer-digits="1" number:grouping="true"/>
      <style:map style:condition="value()&gt;=0" style:apply-style-name="N136P0"/>
    </number:currency-style>
    <number:currency-style style:name="N135P0" style:volatile="true">
      <number:currency-symbol number:language="en" number:country="US">$</number:currency-symbol>
      <number:number number:decimal-places="0" number:min-decimal-places="0" number:min-integer-digits="1" number:grouping="true"/>
    </number:currency-style>
    <number:currency-style style:name="N13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35P0"/>
    </number:currency-style>
    <number:date-style style:name="N13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32P0" style:volatile="true">
      <number:currency-symbol number:language="en" number:country="US">$</number:currency-symbol>
      <number:number number:decimal-places="2" number:min-decimal-places="0" number:min-integer-digits="1" number:decimal-replacement="--" number:grouping="true"/>
    </number:currency-style>
    <number:currency-style style:name="N132">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32P0"/>
    </number:currency-style>
    <number:number-style style:name="N130P0" style:volatile="true">
      <number:number number:decimal-places="0" number:min-decimal-places="0" number:min-integer-digits="1" number:grouping="true"/>
      <number:text> </number:text>
    </number:number-style>
    <number:number-style style:name="N130">
      <number:text>(</number:text>
      <number:number number:decimal-places="0" number:min-decimal-places="0" number:min-integer-digits="1" number:grouping="true"/>
      <number:text>)</number:text>
      <style:map style:condition="value()&gt;=0" style:apply-style-name="N130P0"/>
    </number:number-style>
    <number:date-style style:name="N111">
      <number:month number:calendar="jewish" number:style="long" number:textual="true"/>
    </number:date-style>
    <number:date-style style:name="N12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2">
      <number:month number:calendar="jewish" number:style="long" number:textual="true"/>
      <number:text> </number:text>
      <number:year number:calendar="jewish" number:style="long"/>
    </number:date-style>
    <number:date-style style:name="N113">
      <number:month number:calendar="jewish" number:style="long" number:textual="true"/>
      <number:text> </number:text>
      <number:day number:calendar="jewish"/>
    </number:date-style>
    <number:number-style style:name="N126P0" style:volatile="true">
      <number:number number:decimal-places="2" number:min-decimal-places="2" number:min-integer-digits="1" number:grouping="true"/>
      <number:text> </number:text>
    </number:number-style>
    <number:number-style style:name="N126">
      <number:text>(</number:text>
      <number:number number:decimal-places="2" number:min-decimal-places="2" number:min-integer-digits="1" number:grouping="true"/>
      <number:text>)</number:text>
      <style:map style:condition="value()&gt;=0" style:apply-style-name="N126P0"/>
    </number:number-style>
    <number:date-style style:name="N114">
      <number:day number:calendar="jewish"/>
      <number:text> </number:text>
      <number:month number:calendar="jewish" number:style="long" number:textual="true"/>
    </number:date-style>
    <number:date-style style:name="N115">
      <number:month number:calendar="jewish" number:style="long" number:textual="true"/>
      <number:text> </number:text>
      <number:day number:calendar="jewish"/>
      <number:text> </number:text>
      <number:year number:calendar="jewish" number:style="long"/>
    </number:date-style>
    <number:currency-style style:name="N128P0" style:volatile="true">
      <number:currency-symbol number:language="en" number:country="US">$</number:currency-symbol>
      <number:number number:decimal-places="0" number:min-decimal-places="0" number:min-integer-digits="1" number:grouping="true"/>
    </number:currency-style>
    <number:currency-style style:name="N128">
      <number:text>-</number:text>
      <number:currency-symbol number:language="en" number:country="US">$</number:currency-symbol>
      <number:number number:decimal-places="0" number:min-decimal-places="0" number:min-integer-digits="1" number:grouping="true"/>
      <style:map style:condition="value()&gt;=0" style:apply-style-name="N128P0"/>
    </number:currency-style>
    <number:date-style style:name="N116">
      <number:day number:calendar="jewish"/>
      <number:text> </number:text>
      <number:month number:calendar="jewish" number:style="long" number:textual="true"/>
      <number:text> </number:text>
      <number:year number:calendar="jewish" number:style="long"/>
    </number:date-style>
    <number:date-style style:name="N117">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en" number:country="US">$</number:currency-symbol>
      <number:number number:decimal-places="2" number:min-decimal-places="2" number:min-integer-digits="1" number:grouping="true"/>
    </number:currency-style>
    <number:currency-style style:name="N11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9P0"/>
    </number:currency-style>
    <number:currency-style style:name="N12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1P0"/>
    </number:currency-style>
    <number:currency-style style:name="N12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3P0"/>
    </number:currency-style>
    <number:date-style style:name="N10116" number:language="ar" number:country="EG">
      <number:day-of-week number:style="long"/>
      <number:text> [NatNu</number:text>
      <number:month/>
      <number:text>12]</number:text>
      <number:day number:style="long"/>
      <number:text> </number:text>
      <number:month number:style="long" number:textual="true"/>
      <number:text> [NatNu</number:text>
      <number:month/>
      <number:text>12]</number:text>
      <number:year number:style="long"/>
    </number:date-style>
    <number:date-style style:name="N10115" number:language="ar" number:country="EG">
      <number:day-of-week number:calendar="hijri" number:style="long"/>
      <number:text> [NatNu</number:text>
      <number:month number:calendar="hijri"/>
      <number:text>12 </number:text>
      <number:day number:calendar="hijri"/>
      <number:text>=o</number:text>
      <number:year number:calendar="hijri" number:style="long"/>
      <number:day number:calendar="hijri"/>
      <number:text>inal-nu</number:text>
      <number:month number:calendar="hijri"/>
      <number:text>b</number:text>
      <number:year number:calendar="hijri" number:style="long"/>
      <number:year number:calendar="hijri"/>
      <number:text>]</number:text>
      <number:day number:calendar="hijri" number:style="long"/>
      <number:text> </number:text>
      <number:month number:calendar="hijri" number:style="long" number:textual="true"/>
      <number:text> </number:text>
      <number:year number:calendar="gregorian" number:style="long"/>
    </number:date-style>
    <number:date-style style:name="N10114" number:language="ar" number:country="EG">
      <number:day-of-week number:calendar="hijri" number:style="long"/>
      <number:text> [NatNu</number:text>
      <number:month number:calendar="hijri"/>
      <number:text>12 </number:text>
      <number:day number:calendar="hijri"/>
      <number:text>=o</number:text>
      <number:year number:calendar="hijri" number:style="long"/>
      <number:day number:calendar="hijri"/>
      <number:text>inal]</number:text>
      <number:day number:calendar="hijri" number:style="long"/>
      <number:text> </number:text>
      <number:month number:calendar="hijri" number:style="long" number:textual="true"/>
      <number:text> </number:text>
      <number:year number:calendar="gregorian" number:style="long"/>
    </number:date-style>
    <number:date-style style:name="N10113" number:language="ar" number:country="EG">
      <number:day-of-week number:style="long"/>
      <number:text> </number:text>
      <number:day number:style="long"/>
      <number:text> من </number:text>
      <number:month number:style="long" number:textual="true"/>
      <number:text> عام </number:text>
      <number:year number:style="long"/>
    </number:date-style>
    <number:date-style style:name="N10112" number:language="ar" number:country="EG" number:transliteration-format="١" number:transliteration-language="ar" number:transliteration-country="EG" number:transliteration-style="short">
      <number:year number:style="long"/>
      <number:text> / </number:text>
      <number:month number:style="long"/>
      <number:text> / </number:text>
      <number:day number:style="long"/>
    </number:date-style>
    <number:number-style style:name="N10111" number:language="ar" number:country="EG" number:transliteration-format="١" number:transliteration-language="ar" number:transliteration-country="EG" number:transliteration-style="short">
      <number:number number:decimal-places="0" number:min-decimal-places="0" number:min-integer-digits="1"/>
    </number:number-style>
  </office:styles>
  <office:automatic-styles>
    <style:page-layout style:name="Mpm1">
      <style:page-layout-properties fo:page-width="210.01mm" fo:page-height="297mm" style:num-format="1" style:print-orientation="portrait" fo:margin-top="13mm" fo:margin-bottom="2.84mm" fo:margin-left="19mm" fo:margin-right="17.99mm" style:writing-mode="rl-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7T15:03:13.315272087</meta:creation-date>
    <dc:date>2024-03-29T17:53:40.211122069</dc:date>
    <meta:editing-duration>PT56M9S</meta:editing-duration>
    <meta:editing-cycles>17</meta:editing-cycles>
    <meta:generator>LibreOffice/7.3.7.2$Linux_X86_64 LibreOffice_project/30$Build-2</meta:generator>
    <meta:document-statistic meta:table-count="2" meta:image-count="0" meta:object-count="0" meta:page-count="1" meta:paragraph-count="34" meta:word-count="337" meta:character-count="2433" meta:non-whitespace-character-count="1902"/>
  </office:meta>
</office:document-meta>
</file>